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ARIAL" svg:font-family="ARIAL" style:font-family-generic="swiss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bc46b0" officeooo:paragraph-rsid="00f11d1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bc6be4" officeooo:paragraph-rsid="00bc6be4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bc6be4" officeooo:paragraph-rsid="00bc6be4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bc6be4" officeooo:paragraph-rsid="00cb9d7a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bc6be4" officeooo:paragraph-rsid="00dfc135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bc6be4" officeooo:paragraph-rsid="00e9bc1a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bc6be4" officeooo:paragraph-rsid="00ee7344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bc6be4" officeooo:paragraph-rsid="00f59e88"/>
    </style:style>
    <style:style style:name="P1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bc6be4" officeooo:paragraph-rsid="00bc6be4"/>
    </style:style>
    <style:style style:name="P1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bc6be4" officeooo:paragraph-rsid="00cb9d7a"/>
    </style:style>
    <style:style style:name="P1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bc6be4" officeooo:paragraph-rsid="00dfc135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e57c36" officeooo:paragraph-rsid="00e57c36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e5a315" officeooo:paragraph-rsid="00e5a315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e5a315" officeooo:paragraph-rsid="00e5a315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bold" officeooo:rsid="00bc6be4" officeooo:paragraph-rsid="00bc6be4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bold" officeooo:rsid="00bc6be4" officeooo:paragraph-rsid="00cb9d7a" style:font-weight-asian="bold" style:font-weight-complex="bold"/>
    </style:style>
    <style:style style:name="P1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bold" officeooo:rsid="00bc6be4" officeooo:paragraph-rsid="00bc6be4" style:font-weight-asian="bold" style:font-weight-complex="bold"/>
    </style:style>
    <style:style style:name="P1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bold" officeooo:rsid="00bc6be4" officeooo:paragraph-rsid="00dfc135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Arial1" fo:font-size="12pt" fo:letter-spacing="normal" fo:font-style="normal" fo:font-weight="normal" officeooo:rsid="00bfb263" officeooo:paragraph-rsid="00f64c2b"/>
    </style:style>
    <style:style style:name="P21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font-name="Arial1" fo:font-size="12pt" fo:letter-spacing="normal" fo:font-style="normal" fo:font-weight="normal" officeooo:rsid="00bfb263" officeooo:paragraph-rsid="00f64c2b"/>
    </style:style>
    <style:style style:name="P22" style:family="paragraph" style:parent-style-name="Standard">
      <style:text-properties fo:font-variant="normal" fo:text-transform="none" style:use-window-font-color="true" style:font-name="Arial1" fo:font-size="12pt" fo:letter-spacing="normal" fo:font-style="normal" fo:font-weight="normal" officeooo:rsid="00bfb263" officeooo:paragraph-rsid="00f64c2b"/>
    </style:style>
    <style:style style:name="P23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font-name="Arial" fo:font-size="11pt" fo:letter-spacing="normal" fo:font-style="normal" fo:font-weight="bold" officeooo:rsid="00beaddc" officeooo:paragraph-rsid="00f64c2b" style:font-size-asian="11pt" style:font-weight-asian="bold" style:font-size-complex="11pt" style:font-weight-complex="bold"/>
    </style:style>
    <style:style style:name="P24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25" style:family="paragraph" style:parent-style-name="Standard" style:master-page-name="">
      <style:paragraph-properties style:page-number="auto"/>
      <style:text-properties fo:font-variant="normal" fo:text-transform="none" style:use-window-font-color="true" style:font-name="ARIAL" fo:font-size="12pt" fo:letter-spacing="normal" fo:font-style="normal" fo:font-weight="normal" officeooo:rsid="008109de" officeooo:paragraph-rsid="00069b6a"/>
    </style:style>
    <style:style style:name="T1" style:family="text">
      <style:text-properties officeooo:rsid="00e92374"/>
    </style:style>
    <style:style style:name="T2" style:family="text">
      <style:text-properties fo:font-variant="normal" fo:text-transform="none" style:use-window-font-color="true" style:font-name="Cantarell" fo:font-size="12pt" fo:letter-spacing="normal" fo:font-style="normal" fo:font-weight="normal" officeooo:rsid="00efac1c" style:font-name-asian="Cantarell" style:font-weight-asian="normal" style:font-name-complex="Cantarell" style:font-weight-complex="normal"/>
    </style:style>
    <style:style style:name="T3" style:family="text">
      <style:text-properties officeooo:rsid="00bd1edf"/>
    </style:style>
    <style:style style:name="T4" style:family="text">
      <style:text-properties officeooo:rsid="00be1f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d1edf" style:font-weight-asian="bold" style:font-weight-complex="bold"/>
    </style:style>
    <style:style style:name="T7" style:family="text">
      <style:text-properties officeooo:rsid="00c35a69"/>
    </style:style>
    <style:style style:name="T8" style:family="text">
      <style:text-properties officeooo:rsid="00c49dfa"/>
    </style:style>
    <style:style style:name="T9" style:family="text">
      <style:text-properties officeooo:rsid="00c5c595"/>
    </style:style>
    <style:style style:name="T10" style:family="text">
      <style:text-properties officeooo:rsid="00c9b58c"/>
    </style:style>
    <style:style style:name="T11" style:family="text">
      <style:text-properties officeooo:rsid="00d3667a"/>
    </style:style>
    <style:style style:name="T12" style:family="text">
      <style:text-properties officeooo:rsid="00d7c50c"/>
    </style:style>
    <style:style style:name="T13" style:family="text">
      <style:text-properties officeooo:rsid="00dca423"/>
    </style:style>
    <style:style style:name="T14" style:family="text">
      <style:text-properties officeooo:rsid="00dd1add"/>
    </style:style>
    <style:style style:name="T15" style:family="text">
      <style:text-properties officeooo:rsid="00de0f80"/>
    </style:style>
    <style:style style:name="T16" style:family="text">
      <style:text-properties officeooo:rsid="00e4874e"/>
    </style:style>
    <style:style style:name="T17" style:family="text">
      <style:text-properties officeooo:rsid="00e4c6a9"/>
    </style:style>
    <style:style style:name="T18" style:family="text">
      <style:text-properties style:font-name="Arial" officeooo:rsid="00bc46b0" style:font-weight-asian="normal" style:font-weight-complex="normal"/>
    </style:style>
    <style:style style:name="T19" style:family="text">
      <style:text-properties style:font-name="Arial" officeooo:rsid="00e92374" style:font-weight-asian="normal" style:font-weight-complex="normal"/>
    </style:style>
    <style:style style:name="T20" style:family="text">
      <style:text-properties officeooo:rsid="00eba39f"/>
    </style:style>
    <style:style style:name="T21" style:family="text">
      <style:text-properties officeooo:rsid="00ecb1d8"/>
    </style:style>
    <style:style style:name="T22" style:family="text">
      <style:text-properties style:font-name="Cantarell" officeooo:rsid="00efac1c" style:font-name-asian="Cantarell" style:font-weight-asian="normal" style:font-name-complex="Cantarell" style:font-weight-complex="normal"/>
    </style:style>
    <style:style style:name="T23" style:family="text">
      <style:text-properties officeooo:rsid="00f684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3">CONTRATO Nº <text:s text:c="3"/>/2019</text:p>
      <text:p text:style-name="P3"/>
      <text:p text:style-name="P3"/>
      <text:p text:style-name="P4">A ----------------------------------------, doravante referida simplesmente como <text:span text:style-name="T8">CONTRATADA</text:span>, inscrita no Cadastro Nacional da Pessoa Jurídica – CNPJ – sob o número ---------------------</text:p>
      <text:p text:style-name="P4">com sede na-------------------------------------------------------------------------------------------------------</text:p>
      <text:p text:style-name="P4">--------------------------, CEP -----------, neste ato representada pelo &lt;VÍNCULO DO SIGNATÁRIO COM A CONTRTADA&gt;, &lt;<text:span text:style-name="T5">NOME DO SIGNATÁRIO</text:span>&gt;, nos termos do CONTRATO <text:span text:style-name="T3">nº <text:s text:c="4"/></text:span><text:s/>/201<text:span text:style-name="T3">9</text:span> EM QUE FOI PACTUADO O SIGILO, compromete-se a observar o presente TERMO DE <text:span text:style-name="T7">CONFIDENCIALIDADE</text:span>, firmado perante a <text:span text:style-name="T5">UNIÃO</text:span>, por meio do <text:span text:style-name="T6">TRIBUNAL REGIONAL ELEITORAL DE SERGIPE</text:span>, doravante referid<text:span text:style-name="T4">o</text:span> simplesmente como <text:span text:style-name="T6">TRE-SE</text:span>, em conformidade com as cláusulas que seguem:</text:p>
      <text:p text:style-name="P10"/>
      <text:p text:style-name="P16">CLÁUSULA PRIMEIRA - DO OBJETO</text:p>
      <text:p text:style-name="P4"/>
      <text:p text:style-name="P7">O objeto deste <text:span text:style-name="T18">TERMO DE </text:span><text:span text:style-name="T19">COMPROMISSO DE MANUTENÇÃO DE SIGILO </text:span><text:span text:style-name="T22">—</text:span><text:span text:style-name="T19"> TCMS</text:span> é a necessária e adequada proteção às informações confidenciais fornecidas à CONTRATADA para que possa desenvolver as atividades contempladas especificamente no Contrato n<text:span text:style-name="T9">º <text:s text:c="5"/></text:span>/201<text:span text:style-name="T9">9</text:span>.</text:p>
      <text:p text:style-name="P4"/>
      <text:p text:style-name="P4"><text:span text:style-name="T5">Subcláusula Primeira </text:span>- As estipulações constantes neste <text:span text:style-name="T20">TCMS</text:span> se aplicam a toda e qualquer informação revelada à CONTRATADA.</text:p>
      <text:p text:style-name="P4"/>
      <text:p text:style-name="P4"><text:span text:style-name="T5">Subcláusula Segunda </text:span>- A CONTRATADA reconhece que, em razão da prestação de serviços <text:span text:style-name="T10">ao TRE-SE</text:span>, tem acesso a informações que pertencem <text:span text:style-name="T10">ao TRE-SE</text:span>, que devem ser tratadas como sigilosas.</text:p>
      <text:p text:style-name="P10"/>
      <text:p text:style-name="P17">CLÁUSULA SEGUNDA - DAS INFORMAÇÕES CONFIDENCIAIS</text:p>
      <text:p text:style-name="P5"/>
      <text:p text:style-name="P5">O termo “informações controladas de propriedade exclusiva do TRE-SE” abrange toda informação, por qualquer modo apresentada ou observada, tangível ou intangível, podendo incluir, mas não se limitando a: técnicas, projetos, especificações, desenhos, cópias, diagramas, fórmulas, modelos, amostras, fluxogramas, croquis, fotografias, plantas, programas de computador, discos, disquetes, pendrives, fitas, contratos, planos de negócios, processos, projetos, conceitos de produto, especificações, amostras de ideia, nomes de revendedores e/ou distribuidores, preços e custos, definições e informações mercadológicas, invenções e ideias, outras informações técnicas, financeiras ou comerciais, entre outras a que, diretamente ou através de seus empregados, prepostos ou prestadores de serviço, venha a CONTRATADA ter acesso durante ou em razão da execução do contrato celebrado.</text:p>
      <text:p text:style-name="P11"/>
      <text:p text:style-name="P4"><text:span text:style-name="T5">Subcláusula Primeira </text:span>- Em caso de dúvida acerca da natureza confidencial de determinada informação, a CONTRATADA deverá mantê-la sob sigilo até que seja autorizada expressamente pelo representante legal do TRE-SE, referido no Contrato, a tratá-la diferentemente. Em hipótese alguma, a ausência de manifestação expressa do <text:soft-page-break/>TRE-SE poderá ser interpretada como liberação de qualquer dos compromissos ora assumidos.</text:p>
      <text:p text:style-name="P10"/>
      <text:p text:style-name="P18">CLÁUSULA TERCEIRA - DAS OBRIGAÇÕES</text:p>
      <text:p text:style-name="P10"/>
      <text:p text:style-name="P4">A CONTRATADA compromete-se a não reproduzir nem dar conhecimento a terceiros, sem a anuência formal e expressa do TRE-SE, das informações controladas reveladas.</text:p>
      <text:p text:style-name="P4"/>
      <text:p text:style-name="P4"><text:span text:style-name="T5">Subcláusula Primeira</text:span> – As informações de caráter técnico observadas ou informadas durante a execução do contrato que impactem especificamente os produtos ou serviços fornecidos e prestados pela CONTRATADA poderão ser utilizadas por essa para a melhoria de seus produtos, reparos ou mesmo compartilhados com outros clientes sem a necessidade de autorização prévia do TRE-SE. Em nenhum momento o nome do TRE-SE ou outra fonte poderá ser vinculada ou distribuída conjuntamente com a informação dos produtos da CONTRATADA.</text:p>
      <text:p text:style-name="P10"/>
      <text:p text:style-name="P4"><text:span text:style-name="T5">Subcláusula Segunda</text:span> - A CONTRATADA compromete-se a não utilizar, bem como a não permitir que seus diretores, consultores, prestadores de serviços, empregados e/ou prepostos utilizem, de forma diversa da prevista no contrato de prestação de serviços <text:span text:style-name="T11">ao TRE-SE</text:span>, as informações controladas reveladas.</text:p>
      <text:p text:style-name="P10"/>
      <text:p text:style-name="P4"><text:span text:style-name="T5">Subcláusula Terceira </text:span>- A CONTRATADA deverá cuidar para que as informações reveladas fiquem limitadas ao conhecimento dos diretores, consultores, prestadores de serviços, empregados e/ou prepostos que estejam diretamente envolvidos nas discussões, análises, reuniões e demais atividades relativas à prestação de serviços <text:span text:style-name="T12">ao TRE-SE</text:span>, devendo cientificá-los da existência deste Termo e da natureza confidencial das informações controladas reveladas.</text:p>
      <text:p text:style-name="P10"/>
      <text:p text:style-name="P4"><text:span text:style-name="T5">Subcláusula Quarta</text:span> - A CONTRATADA possuirá ou firmará acordos por escrito com seus diretores, consultores, prestadores de serviços, empregados e/ou prepostos cujos termos sejam suficientes a garantir o cumprimento de todas as disposições do presente Termo.</text:p>
      <text:p text:style-name="P10"/>
      <text:p text:style-name="P4"><text:span text:style-name="T5">Subcláusula Quinta</text:span> - A CONTRATADA obriga-se a informar imediatamente <text:span text:style-name="T13">ao TRE-SE</text:span> qualquer violação das regras de sigilo estabelecidas neste Termo que tenha tomado conhecimento ou ocorrido por sua ação ou omissão, independentemente da existência de dolo.</text:p>
      <text:p text:style-name="P10"/>
      <text:p text:style-name="P18">CLÁUSULA QUARTA - DO DESCUMPRIMENTO</text:p>
      <text:p text:style-name="P10"/>
      <text:p text:style-name="P9">A quebra do sigilo das informações controladas reveladas, devidamente comprovada, sem autorização expressa do TRE-SE, possibilitará a imediata rescisão de qualquer contrato firmado entre <text:span text:style-name="T14">o TRE-SE</text:span> e a CONTRATADA sem qualquer ônus para <text:span text:style-name="T14">o TRE-SE</text:span>. Nesse caso, a CONTRATADA estará sujeita, por ação ou omissão, ao pagamento ou recomposição de todas as perdas e danos sofridos pel<text:span text:style-name="T15">o TRE-SE</text:span>, inclusive os de ordem moral, bem como as responsabilidades civil e criminal respectivas, as quais serão apuradas em regular processo judicial ou administrativo.</text:p>
      <text:p text:style-name="P6"/>
      <text:p text:style-name="P12"><text:soft-page-break/></text:p>
      <text:p text:style-name="P19">CLÁUSULA QUINTA - DO RETORNO DAS INFORMAÇÕES</text:p>
      <text:p text:style-name="P12"/>
      <text:p text:style-name="P4">A CONTRATADA devolverá imediatamente <text:span text:style-name="T16">ao TRE-SE</text:span>, ao término do Contrato, todo e qualquer material de propriedade dest<text:span text:style-name="T16">e</text:span>, inclusive registro de documentos de qualquer natureza que tenham sido criados, usados ou mantidos sob seu controle ou posse, bem como de seus empregados, prepostos ou prestadores de serviço, assumindo o compromisso de não utilizar qualquer informação considerada confidencial, nos termos do presente TERMO DE <text:span text:style-name="T20">COMPROMISSO DE MANUTENÇÃO DE SIGILO</text:span>, a que teve acesso em decorrência do vínculo contratual com <text:span text:style-name="T16">o TRE-SE</text:span>.</text:p>
      <text:p text:style-name="P10"/>
      <text:p text:style-name="P18">CLÁUSULA SEXTA - DA VIGÊNCIA</text:p>
      <text:p text:style-name="P10"/>
      <text:p text:style-name="P4">O presente Termo tem natureza irrevogável e irretratável, permanecendo em vigor a partir de sua assinatura e enquanto perdurar a natureza sigilosa ou restrita da informação, inclusive após a cessação da razão que ensejou o acesso à informação.</text:p>
      <text:p text:style-name="P10"/>
      <text:p text:style-name="P16">CLÁUSULA <text:span text:style-name="T17">SÉTIMA</text:span> - DAS DISPOSIÇÕES FINAIS</text:p>
      <text:p text:style-name="P4"/>
      <text:p text:style-name="P8">Os casos omissos neste TERMO DE <text:span text:style-name="T20">COMPROMISSO DE MANUTENÇÃO DE SIGILO</text:span>, assim como as dúvidas surgidas em decorrência da sua execução, serão resolvidos pel<text:span text:style-name="T21">o</text:span> <text:span text:style-name="T21">TRE-SE</text:span>. Por estarem de acordo, a CONTRATADA, por meio de seu representante, firma o presente TERMO DE <text:span text:style-name="T20">COMPROMISSO DE MANUTENÇÃO DE SIGILO</text:span>, lavrando em duas vias de igual teor e forma.</text:p>
      <text:p text:style-name="P4"/>
      <text:p text:style-name="P4"/>
      <text:p text:style-name="P4"/>
      <text:p text:style-name="P13">Aracaju, SE, <text:s text:c="6"/>de <text:s text:c="25"/>de 2019.</text:p>
      <text:p text:style-name="P13"/>
      <text:p text:style-name="P13"/>
      <text:p text:style-name="P13"/>
      <text:p text:style-name="P13"/>
      <text:p text:style-name="P14">&lt;REPRESENTANTE DA CONTRATADA&gt;</text:p>
      <text:p text:style-name="P14"/>
      <text:p text:style-name="P14">&lt;VÍNCULO DO REPRESENTANTE COM A CONTRATADA&gt;</text:p>
      <text:p text:style-name="P14"/>
      <text:p text:style-name="P14"/>
      <text:p text:style-name="P15"><text:s text:c="25"/>RG:</text:p>
      <text:p text:style-name="P15"/>
      <text:p text:style-name="P15"><text:s text:c="25"/>CPF: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</text:p>
      <text:p text:style-name="P23">DECLARAÇÃO DE CIÊNCIA DO TERMO DE COMPROMISSO DE MANUTENÇÃO DE SIGILO</text:p>
      <text:p text:style-name="P21"/>
      <text:p text:style-name="P21">Por meio desta, o(a) Sr(a) [<text:span text:style-name="T5">nome do(a) consultor, prestador de serviço, empregado ou preposto</text:span>], CPF ________________, ocupante do cargo [<text:span text:style-name="T5">cargo que ocupa</text:span>] na empresa [<text:span text:style-name="T5">Nome (Razão Social) da empresa</text:span>], CNPJ [<text:span text:style-name="T5">número do CNPJ da empresa</text:span>], declara sob as penas da Lei, ter tomado conhecimento do <text:span text:style-name="T5">TERMO DE COMPROMISSO DE MANUTENÇÃO DE SIGILO (TCMS)</text:span>, emitido por ocasião da assinatura do contrato no ______/2019, e se compromete a seguir, naquilo que lhe couber, todas as disposições do referido Termo.</text:p>
      <text:p text:style-name="P22"/>
      <text:p text:style-name="P22"/>
      <text:p text:style-name="P20">Local e data</text:p>
      <text:p text:style-name="P20"/>
      <text:p text:style-name="P20"/>
      <text:p text:style-name="P20"/>
      <text:p text:style-name="P20">---------------------------------------------------------------</text:p>
      <text:p text:style-name="P20">Assinatur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ARIAL" svg:font-family="ARIAL" style:font-family-generic="swiss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officeooo:rsid="00bc46b0" officeooo:paragraph-rsid="00f11d1f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f68469"/>
    </style:style>
    <style:style style:name="MT2" style:family="text">
      <style:text-properties officeooo:rsid="00e92374"/>
    </style:style>
    <style:style style:name="MT3" style:family="text">
      <style:text-properties fo:font-variant="normal" fo:text-transform="none" style:use-window-font-color="true" style:font-name="Cantarell" fo:font-size="12pt" fo:letter-spacing="normal" fo:font-style="normal" fo:font-weight="normal" officeooo:rsid="00efac1c" style:font-name-asian="Cantarell" style:font-weight-asian="normal" style:font-name-complex="Cantarel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V</text:span></text:p>
        <text:p text:style-name="MP2">TERMO DE <text:span text:style-name="MT2">COMPROMISSO DE MANUTENÇÃO DE SIGILO </text:span><text:span text:style-name="MT3">—</text:span><text:span text:style-name="MT2"> TCMS</text:span></text:p>
      </style:header>
      <style:footer>
        <text:p text:style-name="MP3">Pg.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08-19T16:17:54.874000000</dc:date>
    <meta:editing-duration>PT15H17M2S</meta:editing-duration>
    <meta:editing-cycles>226</meta:editing-cycles>
    <meta:generator>LibreOffice/6.0.6.2$Windows_X86_64 LibreOffice_project/0c292870b25a325b5ed35f6b45599d2ea4458e77</meta:generator>
    <meta:document-statistic meta:table-count="0" meta:image-count="0" meta:object-count="0" meta:page-count="4" meta:paragraph-count="39" meta:word-count="1021" meta:character-count="7331" meta:non-whitespace-character-count="6252"/>
  </office:meta>
</office:document-meta>
</file>